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DejaVu Sans Condensed" officeooo:rsid="001b2055" officeooo:paragraph-rsid="001b2055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d7075" officeooo:paragraph-rsid="001d7075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d7075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60af"/>
    </style:style>
    <style:style style:name="P5" style:family="paragraph" style:parent-style-name="Standard">
      <style:paragraph-properties fo:text-align="start" style:justify-single-word="false"/>
      <style:text-properties officeooo:paragraph-rsid="00248bcd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48bc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48bcd" style:font-weight-asian="bold" style:font-weight-complex="bold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officeooo:rsid="001c60af"/>
    </style:style>
    <style:style style:name="T3" style:family="text">
      <style:text-properties style:font-name="DejaVu Sans Condensed" officeooo:rsid="001d7075"/>
    </style:style>
    <style:style style:name="T4" style:family="text">
      <style:text-properties style:font-name="DejaVu Sans Condensed" fo:font-weight="bold" style:font-weight-asian="bold" style:font-weight-complex="bold"/>
    </style:style>
    <style:style style:name="T5" style:family="text">
      <style:text-properties style:font-name="DejaVu Sans Condensed" fo:font-weight="bold" officeooo:rsid="001d7075" style:font-weight-asian="bold" style:font-weight-complex="bold"/>
    </style:style>
    <style:style style:name="T6" style:family="text">
      <style:text-properties style:font-name="DejaVu Sans Condensed" fo:font-weight="bold" officeooo:rsid="001c60af" style:font-weight-asian="bold" style:font-weight-complex="bold"/>
    </style:style>
    <style:style style:name="T7" style:family="text">
      <style:text-properties style:font-name="DejaVu Sans Condensed" fo:font-weight="bold" officeooo:rsid="00205a02" style:font-weight-asian="bold" style:font-weight-complex="bold"/>
    </style:style>
    <style:style style:name="T8" style:family="text">
      <style:text-properties style:font-name="DejaVu Sans Condensed" fo:font-weight="bold" officeooo:rsid="001b2055" style:font-weight-asian="bold" style:font-weight-complex="bold"/>
    </style:style>
    <style:style style:name="T9" style:family="text">
      <style:text-properties style:font-name="DejaVu Sans Condensed" fo:font-weight="bold" officeooo:rsid="0022ac5d" style:font-weight-asian="bold" style:font-weight-complex="bold"/>
    </style:style>
    <style:style style:name="T10" style:family="text">
      <style:text-properties style:font-name="DejaVu Sans Condensed" fo:font-weight="bold" officeooo:rsid="0022c322" style:font-weight-asian="bold" style:font-weight-complex="bold"/>
    </style:style>
    <style:style style:name="T11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6">1<text:span text:style-name="T11">xx</text:span> - Controls</text:p>
          </table:table-cell>
          <table:table-cell table:style-name="Table1.A1" office:value-type="string">
            <text:p text:style-name="P7">2xx - Ground</text:p>
          </table:table-cell>
          <table:table-cell table:style-name="Table1.A1" office:value-type="string">
            <text:p text:style-name="P7">3xx - Flight</text:p>
          </table:table-cell>
          <table:table-cell table:style-name="Table1.D1" office:value-type="string">
            <text:p text:style-name="P7">4xx - A2A</text:p>
          </table:table-cell>
          <table:table-cell table:style-name="Table1.D1" office:value-type="string">
            <text:p text:style-name="P7">5xx - A2G</text:p>
          </table:table-cell>
          <table:table-cell table:style-name="Table1.F1" office:value-type="string">
            <text:p text:style-name="P7">6xx - Misc</text:p>
          </table:table-cell>
        </table:table-row>
      </table:table>
      <text:p text:style-name="P5"><text:span text:style-name="T7">6</text:span><text:span text:style-name="T9">0</text:span><text:span text:style-name="T7">1</text:span><text:span text:style-name="T6"> - </text:span><text:span text:style-name="T8">Notes, Quirks, and Trivia</text:span></text:p>
      <text:p text:style-name="P1"/>
      <text:list text:style-name="L1">
        <text:list-item>
          <text:p text:style-name="P2"><text:span text:style-name="T2">S</text:span><text:span text:style-name="T1">tay </text:span><text:span text:style-name="T4">under 15 m</text:span><text:span text:style-name="T1">, preferably under 10 m, to avoid all SAMs.</text:span></text:p>
        </text:list-item>
        <text:list-item>
          <text:p text:style-name="P2"><text:span text:style-name="T1">Don't get closer than about </text:span><text:span text:style-name="T4">4.5 km</text:span><text:span text:style-name="T1"> to anything with guided missiles (e.g. tanks, APCs, IFVs).</text:span></text:p>
        </text:list-item>
        <text:list-item>
          <text:p text:style-name="P3"><text:span text:style-name="T3">Don't get closer than about </text:span><text:span text:style-name="T5">2.5 km</text:span><text:span text:style-name="T3"> to anything with a significant AAA gun (e.g. Shilka, Gepard, M163, etc.)</text:span></text:p>
        </text:list-item>
        <text:list-item>
          <text:p text:style-name="P4"><text:span text:style-name="T2">Use Flight Director mode (</text:span><text:span text:style-name="T10">Trim</text:span><text:span text:style-name="T6"> Hat press</text:span><text:span text:style-name="T2">) to disable the autopilot hold functions while leaving the dampers active. <text:s/>This makes the Ka-50 more agile and makes it fight you less </text:span><text:span text:style-name="T3">i</text:span><text:span text:style-name="T2">n pitch and roll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37:11.898000000</dc:date>
    <meta:editing-duration>PT4H51M3S</meta:editing-duration>
    <meta:editing-cycles>25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11" meta:word-count="109" meta:character-count="554" meta:non-whitespace-character-count="459"/>
  </office:meta>
</office:document-meta>
</file>